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 New Roman" svg:font-family="Times New Roman"/>
  </office:font-face-decls>
  <office:automatic-styles>
    <style:style style:name="P1" style:family="paragraph" style:parent-style-name="Standard">
      <style:text-properties style:font-name="Times New Roman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Création et Utilisation des scripts</text:p>
      <text:p text:style-name="P1"/>
      <text:p text:style-name="P1">Le comporte des GameObjects sont contrôlés par les composants qui leur sont attachés.</text:p>
      <text:p text:style-name="P1"/>
      <text:p text:style-name="P1">Bien que les composants intégrés d'Unity puissent être très polyvalent,Vous pourrez allez au-delà de qu'ils peuvent fournir pour mettre en oeuvre vos propres éléments de gameplay.</text:p>
      <text:p text:style-name="P1"/>
      <text:p text:style-name="P1">Unity vous permet de créer vos propre composants en utilisant des scripts.</text:p>
      <text:p text:style-name="P1">Ceux-ci vous permettent de déclencher des événements de jeu, modifier les propriétés des composants dans le temps et répondre aux interactions de l'utilisateur de la manière que vous aimez.</text:p>
      <text:p text:style-name="P1"/>
      <text:p text:style-name="P1">Unity supporte deux langages de programmations nativement:</text:p>
      <text:p text:style-name="P1"/>
      <text:p text:style-name="P1">C# (prononcé C-sharp) un standard dans l’industrie, c’est un langage similaire à Java ou C++;</text:p>
      <text:p text:style-name="P1">UnityScript, un langage créé spécialement pour être utilisé avec Unity et semblable à Javascript</text:p>
      <text:p text:style-name="P1"/>
      <text:p text:style-name="P1">En plus de ceux-ci, beaucoup d’autre langage peuvent être utilisé, comme .NET si ils peuvent compiler une DLL compatible, voir ici (<text:a xlink:type="simple" xlink:href="http://docs.unity3d.com/Manual/UsingDLL.html">http://docs.unity3d.com/Manual/UsingDLL.html</text:a>) plus plus de détails.</text:p>
      <text:p text:style-name="P1"/>
      <text:p text:style-name="P1">Apprendre l’art de la programmation et utiliser ces langages particuliers est au delà de la portée de cette introduction. Cependant il y a beaucoup de livre, tutoriels et d’autres ressources pour apprendre à programmer avec Unity, Vous pouvez voir la section apprentissage (<text:a xlink:type="simple" xlink:href="http://unity3d.com/learn">http://unity3d.com/learn</text:a>) de notre site pour plus de détail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344.72</meta:generator>
  </office:meta>
</office:document-meta>
</file>